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27/7/21</text:p>
          </table:table-cell>
          <table:table-cell table:style-name="ce88" table:number-columns-repeated="4"/>
          <table:table-cell table:style-name="ce2" table:number-columns-repeated="8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1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20+33+34</text:p>
          </table:table-cell>
          <table:table-cell table:number-columns-repeated="3" table:style-name="ce88" office:value-type="string" calcext:value-type="string">
            <text:p>22+32+34</text:p>
          </table:table-cell>
          <table:table-cell table:style-name="ce88" office:value-type="string" calcext:value-type="string">
            <text:p>22+33+34</text:p>
          </table:table-cell>
          <table:table-cell office:value-type="string" calcext:value-type="string">
            <text:p>22+33+34</text:p>
          </table:table-cell>
          <table:table-cell table:style-name="ce88" office:value-type="string" calcext:value-type="string">
            <text:p>22+33+34</text:p>
          </table:table-cell>
          <table:table-cell table:number-columns-repeated="3" table:style-name="ce88" office:value-type="string" calcext:value-type="string">
            <text:p>24+32+34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20+348+34</text:p>
          </table:table-cell>
          <table:table-cell table:number-columns-repeated="3" table:style-name="ce88" office:value-type="string" calcext:value-type="string">
            <text:p>22+113+34</text:p>
          </table:table-cell>
          <table:table-cell table:style-name="ce88" office:value-type="string" calcext:value-type="string">
            <text:p>22+348+34</text:p>
          </table:table-cell>
          <table:table-cell office:value-type="string" calcext:value-type="string">
            <text:p>22+348+34</text:p>
          </table:table-cell>
          <table:table-cell table:style-name="ce88" office:value-type="string" calcext:value-type="string">
            <text:p>22+348+34</text:p>
          </table:table-cell>
          <table:table-cell table:number-columns-repeated="3" table:style-name="ce88" office:value-type="string" calcext:value-type="string">
            <text:p>24+32+113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20+349+34</text:p>
          </table:table-cell>
          <table:table-cell table:number-columns-repeated="3" table:style-name="ce88" office:value-type="string" calcext:value-type="string">
            <text:p>22+113+34</text:p>
          </table:table-cell>
          <table:table-cell table:style-name="ce88" office:value-type="string" calcext:value-type="string">
            <text:p>22+349+34</text:p>
          </table:table-cell>
          <table:table-cell office:value-type="string" calcext:value-type="string">
            <text:p>22+349+34</text:p>
          </table:table-cell>
          <table:table-cell table:style-name="ce88" office:value-type="string" calcext:value-type="string">
            <text:p>22+349+34</text:p>
          </table:table-cell>
          <table:table-cell table:number-columns-repeated="3" table:style-name="ce88" office:value-type="string" calcext:value-type="string">
            <text:p>24+32+113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20+351+34</text:p>
          </table:table-cell>
          <table:table-cell table:number-columns-repeated="3" table:style-name="ce88" office:value-type="string" calcext:value-type="string">
            <text:p>22+32+113+34</text:p>
          </table:table-cell>
          <table:table-cell table:style-name="ce88" office:value-type="string" calcext:value-type="string">
            <text:p>22+351+34</text:p>
          </table:table-cell>
          <table:table-cell office:value-type="string" calcext:value-type="string">
            <text:p>22+351+34</text:p>
          </table:table-cell>
          <table:table-cell table:style-name="ce88" office:value-type="string" calcext:value-type="string">
            <text:p>22+351+34</text:p>
          </table:table-cell>
          <table:table-cell table:number-columns-repeated="3" table:style-name="ce88" office:value-type="string" calcext:value-type="string">
            <text:p>24+27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22+34</text:p>
          </table:table-cell>
          <table:table-cell table:number-columns-repeated="3" table:style-name="ce88" office:value-type="string" calcext:value-type="string">
            <text:p>22+32+113+34</text:p>
          </table:table-cell>
          <table:table-cell table:style-name="ce88" office:value-type="string" calcext:value-type="string">
            <text:p>24+34</text:p>
          </table:table-cell>
          <table:table-cell office:value-type="string" calcext:value-type="string">
            <text:p>24+34</text:p>
          </table:table-cell>
          <table:table-cell table:style-name="ce88" office:value-type="string" calcext:value-type="string">
            <text:p>24+34</text:p>
          </table:table-cell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22+34</text:p>
          </table:table-cell>
          <table:table-cell table:number-columns-repeated="3" table:style-name="ce88" office:value-type="string" calcext:value-type="string">
            <text:p>22+27+34</text:p>
          </table:table-cell>
          <table:table-cell table:style-name="ce88" office:value-type="string" calcext:value-type="string">
            <text:p>24+34</text:p>
          </table:table-cell>
          <table:table-cell office:value-type="string" calcext:value-type="string">
            <text:p>24+34</text:p>
          </table:table-cell>
          <table:table-cell table:style-name="ce88" office:value-type="string" calcext:value-type="string">
            <text:p>24+34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22+30+34</text:p>
          </table:table-cell>
          <table:table-cell table:number-columns-repeated="3" table:style-name="ce88" office:value-type="string" calcext:value-type="string">
            <text:p>22+29+34</text:p>
          </table:table-cell>
          <table:table-cell table:style-name="ce88" office:value-type="string" calcext:value-type="string">
            <text:p>24+30+34</text:p>
          </table:table-cell>
          <table:table-cell office:value-type="string" calcext:value-type="string">
            <text:p>24+30+34</text:p>
          </table:table-cell>
          <table:table-cell table:style-name="ce88" office:value-type="string" calcext:value-type="string">
            <text:p>24+30+34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22+32+34</text:p>
          </table:table-cell>
          <table:table-cell table:number-columns-repeated="3" table:style-name="ce88" office:value-type="string" calcext:value-type="string">
            <text:p>22+31+34</text:p>
          </table:table-cell>
          <table:table-cell table:style-name="ce88" office:value-type="string" calcext:value-type="string">
            <text:p>24+32+34</text:p>
          </table:table-cell>
          <table:table-cell office:value-type="string" calcext:value-type="string">
            <text:p>24+32+34</text:p>
          </table:table-cell>
          <table:table-cell table:style-name="ce88" office:value-type="string" calcext:value-type="string">
            <text:p>24+32+34</text:p>
          </table:table-cell>
          <table:table-cell table:style-name="ce2" table:number-columns-repeated="3"/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3" table:default-cell-style-name="Default"/>
        <table:table-column table:style-name="co1" table:default-cell-style-name="ce88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20+33+34" calcext:value-type="string">
            <text:p>20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20+348+34" calcext:value-type="string">
            <text:p>20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20+349+34" calcext:value-type="string">
            <text:p>20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20+351+34" calcext:value-type="string">
            <text:p>20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22+34" calcext:value-type="string">
            <text:p>2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22+34" calcext:value-type="string">
            <text:p>2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22+30+34" calcext:value-type="string">
            <text:p>22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22+32+34" calcext:value-type="string">
            <text:p>22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20+33+34" calcext:value-type="string">
            <text:p>20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20+348+34" calcext:value-type="string">
            <text:p>20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20+349+34" calcext:value-type="string">
            <text:p>20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20+351+34" calcext:value-type="string">
            <text:p>20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22+34" calcext:value-type="string">
            <text:p>2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22+34" calcext:value-type="string">
            <text:p>2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22+30+34" calcext:value-type="string">
            <text:p>22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22+32+34" calcext:value-type="string">
            <text:p>22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20+33+34" calcext:value-type="string">
            <text:p>20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20+348+34" calcext:value-type="string">
            <text:p>20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20+349+34" calcext:value-type="string">
            <text:p>20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20+351+34" calcext:value-type="string">
            <text:p>20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22+34" calcext:value-type="string">
            <text:p>2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22+34" calcext:value-type="string">
            <text:p>2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22+30+34" calcext:value-type="string">
            <text:p>22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22+32+34" calcext:value-type="string">
            <text:p>22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22+32+34" calcext:value-type="string">
            <text:p>22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22+27+34" calcext:value-type="string">
            <text:p>22+27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22+31+34" calcext:value-type="string">
            <text:p>22+31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22+32+34" calcext:value-type="string">
            <text:p>22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22+27+34" calcext:value-type="string">
            <text:p>22+27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22+31+34" calcext:value-type="string">
            <text:p>22+31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22+32+34" calcext:value-type="string">
            <text:p>22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22+113+34" calcext:value-type="string">
            <text:p>22+113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22+32+113+34" calcext:value-type="string">
            <text:p>22+32+113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22+27+34" calcext:value-type="string">
            <text:p>22+27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22+29+34" calcext:value-type="string">
            <text:p>22+29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22+31+34" calcext:value-type="string">
            <text:p>22+31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22+33+34" calcext:value-type="string">
            <text:p>22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22+348+34" calcext:value-type="string">
            <text:p>22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22+349+34" calcext:value-type="string">
            <text:p>22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22+351+34" calcext:value-type="string">
            <text:p>22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24+34" calcext:value-type="string">
            <text:p>2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24+34" calcext:value-type="string">
            <text:p>24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24+30+34" calcext:value-type="string">
            <text:p>24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24+32+34" calcext:value-type="string">
            <text:p>24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22+33+34" calcext:value-type="string">
            <text:p>22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22+348+34" calcext:value-type="string">
            <text:p>22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22+349+34" calcext:value-type="string">
            <text:p>22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22+351+34" calcext:value-type="string">
            <text:p>22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24+34" calcext:value-type="string">
            <text:p>2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24+34" calcext:value-type="string">
            <text:p>24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24+30+34" calcext:value-type="string">
            <text:p>24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24+32+34" calcext:value-type="string">
            <text:p>24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22+33+34" calcext:value-type="string">
            <text:p>22+33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22+348+34" calcext:value-type="string">
            <text:p>22+348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22+349+34" calcext:value-type="string">
            <text:p>22+349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22+351+34" calcext:value-type="string">
            <text:p>22+351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24+34" calcext:value-type="string">
            <text:p>24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24+34" calcext:value-type="string">
            <text:p>24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24+30+34" calcext:value-type="string">
            <text:p>24+30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24+32+34" calcext:value-type="string">
            <text:p>24+32+34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24+32+34" calcext:value-type="string">
            <text:p>2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24+32+113+34" calcext:value-type="string">
            <text:p>24+32+113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24+32+113+34" calcext:value-type="string">
            <text:p>2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24+27+34" calcext:value-type="string">
            <text:p>24+27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24+32+34" calcext:value-type="string">
            <text:p>2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24+32+113+34" calcext:value-type="string">
            <text:p>24+32+113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24+32+113+34" calcext:value-type="string">
            <text:p>2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24+27+34" calcext:value-type="string">
            <text:p>24+27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24+32+34" calcext:value-type="string">
            <text:p>24+32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24+32+113+34" calcext:value-type="string">
            <text:p>24+32+113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24+32+113+34" calcext:value-type="string">
            <text:p>24+32+113+34</text:p>
          </table:table-cell>
          <table:table-cell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24+27+34" calcext:value-type="string">
            <text:p>24+27+3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5:56:55.015400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8-08T09:45:35.990628975</meta:creation-date>
    <dc:date>2021-08-02T15:57:36.603578697</dc:date>
    <meta:editing-duration>PT8H54M51S</meta:editing-duration>
    <meta:editing-cycles>38</meta:editing-cycles>
    <meta:generator>LibreOffice/7.1.4.2$Linux_X86_64 LibreOffice_project/e19c8e005a853514adc94ef87a3fca3f43994787</meta:generator>
    <meta:document-statistic meta:table-count="2" meta:cell-count="428" meta:object-count="0"/>
  </office:meta>
</office:document-meta>
</file>